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1.0579in" loext:decorative="false"/>
      <style:paragraph-properties style:writing-mode="lr-tb"/>
    </style:style>
    <style:style style:name="gr3" style:family="graphic" style:parent-style-name="Default">
      <style:graphic-properties draw:stroke="none" svg:stroke-color="#000000" draw:fill="none" draw:fill-color="#ffffff" fo:min-height="0.8177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nell (Experiment #1)" table:style-name="ta1">
        <table:shapes>
          <draw:frame draw:z-index="0" draw:style-name="gr1" draw:text-style-name="P1" svg:width="7.7567in" svg:height="5.528in" svg:x="4.7969in" svg:y="0.1949in">
            <draw:object draw:notify-on-update-of-ranges="'Snell (Experiment #1)'.B3:'Snell (Experiment #1)'.B3 'Snell (Experiment #1)'.B4:'Snell (Experiment #1)'.B11 'Snell (Experiment #1)'.D3:'Snell (Experiment #1)'.D3 'Snell (Experiment #1)'.D4:'Snell (Experiment #1)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ext Frame 1" draw:style-name="gr2" draw:text-style-name="P2" svg:width="2.6075in" svg:height="1.0579in" svg:x="6.2642in" svg:y="0.5343in">
            <draw:text-box>
              <text:p>m(slope) = 1.4629 ± 0.0151<text:line-break/>b(y Intercept) = 0.0003 ± 0.007<text:line-break/>R<text:span text:style-name="T1">2</text:span><text:span text:style-name="T2"> = 0.999</text:span></text:p>
              <text:p><text:span text:style-name="T2">RMSE = 0.008</text:span></text:p>
            </draw:text-box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2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>
            <text:p>סינוס זווית שבירה</text:p>
          </table:table-cell>
          <table:table-cell office:value-type="string" calcext:value-type="string">
            <text:p>זווית שבירה</text:p>
          </table:table-cell>
          <table:table-cell office:value-type="string" calcext:value-type="string">
            <text:p>סינוס זווית פגיעה</text:p>
          </table:table-cell>
          <table:table-cell office:value-type="string" calcext:value-type="string">
            <text:p>זווית פגיעה</text:p>
          </table:table-cell>
          <table:table-cell table:number-columns-repeated="12"/>
        </table:table-row>
        <table:table-row table:style-name="ro1">
          <table:table-cell/>
          <table:table-cell table:formula="of:=SIN(RADIANS([.C4]))" office:value-type="float" office:value="0.121869343405147" calcext:value-type="float">
            <text:p>0.121869343405147</text:p>
          </table:table-cell>
          <table:table-cell office:value-type="float" office:value="7" calcext:value-type="float">
            <text:p>7</text:p>
          </table:table-cell>
          <table:table-cell table:formula="of:=SIN(RADIANS([.E4]))" office:value-type="float" office:value="0.17364817766693" calcext:value-type="float">
            <text:p>0.17364817766693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number-matrix-columns-spanned="2" table:number-matrix-rows-spanned="5" table:formula="of:=LINEST([.D4:.D11]; [.B4:.B11]; 1; 1)" office:value-type="float" office:value="1.462875136171" calcext:value-type="float">
            <text:p>1.462875136171</text:p>
          </table:table-cell>
          <table:table-cell office:value-type="float" office:value="0.000292600621413341" calcext:value-type="float">
            <text:p>0.000292600621413341</text:p>
          </table:table-cell>
        </table:table-row>
        <table:table-row table:style-name="ro1">
          <table:table-cell/>
          <table:table-cell table:formula="of:=SIN(RADIANS([.C5]))" office:value-type="float" office:value="0.233445363855905" calcext:value-type="float">
            <text:p>0.233445363855905</text:p>
          </table:table-cell>
          <table:table-cell office:value-type="float" office:value="13.5" calcext:value-type="float">
            <text:p>13.5</text:p>
          </table:table-cell>
          <table:table-cell table:formula="of:=SIN(RADIANS([.E5]))" office:value-type="float" office:value="0.342020143325669" calcext:value-type="float">
            <text:p>0.342020143325669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0.0151564980652291" calcext:value-type="float">
            <text:p>0.0151564980652291</text:p>
          </table:table-cell>
          <table:table-cell office:value-type="float" office:value="0.00732301483342954" calcext:value-type="float">
            <text:p>0.00732301483342954</text:p>
          </table:table-cell>
        </table:table-row>
        <table:table-row table:style-name="ro1">
          <table:table-cell/>
          <table:table-cell table:formula="of:=SIN(RADIANS([.C6]))" office:value-type="float" office:value="0.342020143325669" calcext:value-type="float">
            <text:p>0.342020143325669</text:p>
          </table:table-cell>
          <table:table-cell office:value-type="float" office:value="20" calcext:value-type="float">
            <text:p>20</text:p>
          </table:table-cell>
          <table:table-cell table:formula="of:=SIN(RADIANS([.E6]))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0.999356342486265" calcext:value-type="float">
            <text:p>0.999356342486265</text:p>
          </table:table-cell>
          <table:table-cell office:value-type="float" office:value="0.00802575322177082" calcext:value-type="float">
            <text:p>0.00802575322177082</text:p>
          </table:table-cell>
        </table:table-row>
        <table:table-row table:style-name="ro1">
          <table:table-cell/>
          <table:table-cell table:formula="of:=SIN(RADIANS([.C7]))" office:value-type="float" office:value="0.438371146789077" calcext:value-type="float">
            <text:p>0.438371146789077</text:p>
          </table:table-cell>
          <table:table-cell office:value-type="float" office:value="26" calcext:value-type="float">
            <text:p>26</text:p>
          </table:table-cell>
          <table:table-cell table:formula="of:=SIN(RADIANS([.E7]))" office:value-type="float" office:value="0.642787609686539" calcext:value-type="float">
            <text:p>0.642787609686539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9315.72758333352" calcext:value-type="float">
            <text:p>9315.727583333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SIN(RADIANS([.C8]))" office:value-type="float" office:value="0.515038074910054" calcext:value-type="float">
            <text:p>0.515038074910054</text:p>
          </table:table-cell>
          <table:table-cell office:value-type="float" office:value="31" calcext:value-type="float">
            <text:p>31</text:p>
          </table:table-cell>
          <table:table-cell table:formula="of:=SIN(RADIANS([.E8]))" office:value-type="float" office:value="0.766044443118978" calcext:value-type="float">
            <text:p>0.766044443118978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0.600051303763302" calcext:value-type="float">
            <text:p>0.600051303763302</text:p>
          </table:table-cell>
          <table:table-cell office:value-type="float" office:value="0.000386476288660588" calcext:value-type="float">
            <text:p>0.000386476288660588</text:p>
          </table:table-cell>
        </table:table-row>
        <table:table-row table:style-name="ro1">
          <table:table-cell/>
          <table:table-cell table:formula="of:=SIN(RADIANS([.C9]))" office:value-type="float" office:value="0.587785252292473" calcext:value-type="float">
            <text:p>0.587785252292473</text:p>
          </table:table-cell>
          <table:table-cell office:value-type="float" office:value="36" calcext:value-type="float">
            <text:p>36</text:p>
          </table:table-cell>
          <table:table-cell table:formula="of:=SIN(RADIANS([.E9]))" office:value-type="float" office:value="0.866025403784439" calcext:value-type="float">
            <text:p>0.866025403784439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/>
          <table:table-cell table:formula="of:=SIN(RADIANS([.C10]))" office:value-type="float" office:value="0.642787609686539" calcext:value-type="float">
            <text:p>0.642787609686539</text:p>
          </table:table-cell>
          <table:table-cell office:value-type="float" office:value="40" calcext:value-type="float">
            <text:p>40</text:p>
          </table:table-cell>
          <table:table-cell table:formula="of:=SIN(RADIANS([.E10]))" office:value-type="float" office:value="0.939692620785908" calcext:value-type="float">
            <text:p>0.939692620785908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/>
          <table:table-cell table:formula="of:=SIN(RADIANS([.C11]))" office:value-type="float" office:value="0.681998360062499" calcext:value-type="float">
            <text:p>0.681998360062499</text:p>
          </table:table-cell>
          <table:table-cell office:value-type="float" office:value="43" calcext:value-type="float">
            <text:p>43</text:p>
          </table:table-cell>
          <table:table-cell table:formula="of:=SIN(RADIANS([.E11]))" office:value-type="float" office:value="0.984807753012208" calcext:value-type="float">
            <text:p>0.984807753012208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</table:table>
      <table:table table:name="Gaus (Experiment #3)" table:style-name="ta1">
        <table:shapes>
          <draw:frame draw:z-index="0" draw:style-name="gr1" draw:text-style-name="P1" svg:width="7.415in" svg:height="7.1465in" svg:x="5.8173in" svg:y="1.0075in">
            <draw:object draw:notify-on-update-of-ranges="'Gaus (Experiment #3)'.B2:'Gaus (Experiment #3)'.B7 'Gaus (Experiment #3)'.A2:'Gaus (Experiment #3)'.A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Text Frame 2" draw:style-name="gr3" draw:text-style-name="P2" svg:width="2.9819in" svg:height="0.9217in" svg:x="8.8886in" svg:y="1.7551in">
            <draw:text-box>
              <text:p>m (slope) = -0.9895 ± <text:s/>0.0125<text:line-break/>b (y intercept) = 0.0973 ± 0.0005<text:line-break/>R<text:span text:style-name="T1">2</text:span><text:span text:style-name="T2"> = 0.9993</text:span></text:p>
              <text:p><text:span text:style-name="T2">RMSE = 0.0006</text:span><text:line-break/></text:p>
            </draw:text-box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/v [1/cm]</text:p>
          </table:table-cell>
          <table:table-cell office:value-type="string" calcext:value-type="string">
            <text:p>1/u [1/cm]</text:p>
          </table:table-cell>
          <table:table-cell office:value-type="string" calcext:value-type="string">
            <text:p>v [cm]</text:p>
          </table:table-cell>
          <table:table-cell office:value-type="string" calcext:value-type="string">
            <text:p>u [cm]</text:p>
          </table:table-cell>
        </table:table-row>
        <table:table-row table:style-name="ro1">
          <table:table-cell table:formula="of:=1/[.C2]" office:value-type="float" office:value="0.0315457413249211" calcext:value-type="float">
            <text:p>0.0315457413249211</text:p>
          </table:table-cell>
          <table:table-cell table:formula="of:=1/[.D2]" office:value-type="float" office:value="0.0666666666666667" calcext:value-type="float">
            <text:p>0.0666666666666667</text:p>
          </table:table-cell>
          <table:table-cell office:value-type="float" office:value="31.7" calcext:value-type="float">
            <text:p>31.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1/[.C3]" office:value-type="float" office:value="0.0478468899521531" calcext:value-type="float">
            <text:p>0.0478468899521531</text:p>
          </table:table-cell>
          <table:table-cell table:formula="of:=1/[.D3]" office:value-type="float" office:value="0.05" calcext:value-type="float">
            <text:p>0.05</text:p>
          </table:table-cell>
          <table:table-cell office:value-type="float" office:value="20.9" calcext:value-type="float">
            <text:p>20.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1/[.C4]" office:value-type="float" office:value="0.0571428571428571" calcext:value-type="float">
            <text:p>0.0571428571428571</text:p>
          </table:table-cell>
          <table:table-cell table:formula="of:=1/[.D4]" office:value-type="float" office:value="0.04" calcext:value-type="float">
            <text:p>0.04</text:p>
          </table:table-cell>
          <table:table-cell office:value-type="float" office:value="17.5" calcext:value-type="float">
            <text:p>17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1/[.C5]" office:value-type="float" office:value="0.0636942675159236" calcext:value-type="float">
            <text:p>0.0636942675159236</text:p>
          </table:table-cell>
          <table:table-cell table:formula="of:=1/[.D5]" office:value-type="float" office:value="0.0333333333333333" calcext:value-type="float">
            <text:p>0.0333333333333333</text:p>
          </table:table-cell>
          <table:table-cell office:value-type="float" office:value="15.7" calcext:value-type="float">
            <text:p>15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1/[.C6]" office:value-type="float" office:value="0.0699300699300699" calcext:value-type="float">
            <text:p>0.0699300699300699</text:p>
          </table:table-cell>
          <table:table-cell table:formula="of:=1/[.D6]" office:value-type="float" office:value="0.0285714285714286" calcext:value-type="float">
            <text:p>0.0285714285714286</text:p>
          </table:table-cell>
          <table:table-cell office:value-type="float" office:value="14.3" calcext:value-type="float">
            <text:p>14.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97288854" calcext:value-type="float">
            <text:p>0.0972888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matrix-columns-spanned="2" table:number-matrix-rows-spanned="5" table:formula="of:=LINEST([.A2:.A7];[.B2:.B7];1;1)" office:value-type="float" office:value="-0.989536670472526" calcext:value-type="float">
            <text:p>-0.989536670472526</text:p>
          </table:table-cell>
          <table:table-cell office:value-type="float" office:value="0.09728885392582" calcext:value-type="float">
            <text:p>0.09728885392582</text:p>
          </table:table-cell>
          <table:table-cell table:number-columns-repeated="2"/>
        </table:table-row>
        <table:table-row table:style-name="ro1">
          <table:table-cell office:value-type="float" office:value="0.0125375318700172" calcext:value-type="float">
            <text:p>0.0125375318700172</text:p>
          </table:table-cell>
          <table:table-cell office:value-type="float" office:value="0.000523779861522837" calcext:value-type="float">
            <text:p>0.000523779861522837</text:p>
          </table:table-cell>
          <table:table-cell table:number-columns-repeated="2"/>
        </table:table-row>
        <table:table-row table:style-name="ro1">
          <table:table-cell office:value-type="float" office:value="0.999358285987082" calcext:value-type="float">
            <text:p>0.999358285987082</text:p>
          </table:table-cell>
          <table:table-cell office:value-type="float" office:value="0.000628083696854612" calcext:value-type="float">
            <text:p>0.000628083696854612</text:p>
          </table:table-cell>
          <table:table-cell table:number-columns-repeated="2"/>
        </table:table-row>
        <table:table-row table:style-name="ro1">
          <table:table-cell office:value-type="float" office:value="6229.30630075207" calcext:value-type="float">
            <text:p>6229.306300752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00245739362467291" calcext:value-type="float">
            <text:p>0.00245739362467291</text:p>
          </table:table-cell>
          <table:table-cell office:value-type="float" office:value="0.00000157795652101823" calcext:value-type="float">
            <text:p>1.57795652101823E-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22:21:34.150474300</meta:creation-date>
    <dc:date>2025-07-25T15:07:01.597585000</dc:date>
    <meta:editing-duration>PT15H36M4S</meta:editing-duration>
    <meta:editing-cycles>8</meta:editing-cycles>
    <meta:generator>LibreOffice/25.2.5.2$Windows_X86_64 LibreOffice_project/03d19516eb2e1dd5d4ccd751a0d6f35f35e08022</meta:generator>
    <meta:document-statistic meta:table-count="2" meta:cell-count="82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9.703cm" svg:height="14.042cm" xlink:href=".." xlink:type="simple" chart:class="chart:scatter" chart:style-name="ch1">
        <chart:plot-area chart:style-name="ch2" svg:x="1.417cm" svg:y="0.28cm" svg:width="17.892cm" svg:height="12.489cm">
          <chart:coordinate-region svg:x="2.168cm" svg:y="0.483cm" svg:width="16.889cm" svg:height="11.633cm"/>
          <chart:axis chart:dimension="x" chart:name="primary-x" chart:style-name="ch3" chartooo:axis-type="auto">
            <chart:title svg:x="9.094cm" svg:y="13.049cm" chart:style-name="ch4">
              <text:p><text:span text:style-name="T1">סינוס זווית שבירה</text:span></text:p>
            </chart:title>
            <chart:categories table:cell-range-address="'Snell (Experiment #1)'.B4:'Snell (Experiment #1)'.B11"/>
          </chart:axis>
          <chart:axis chart:dimension="y" chart:name="primary-y" chart:style-name="ch5">
            <chart:title svg:x="0.451cm" svg:y="7.751cm" chart:style-name="ch6">
              <text:p><text:span text:style-name="T1">סינוס זווית פגיעה</text:span></text:p>
            </chart:title>
            <chart:grid chart:style-name="ch7" chart:class="major"/>
          </chart:axis>
          <chart:series chart:style-name="ch8" chart:values-cell-range-address="'Snell (Experiment #1)'.D4:'Snell (Experiment #1)'.D11" chart:label-cell-address="'Snell (Experiment #1)'.D3:'Snell (Experiment #1)'.D3" chart:class="chart:scatter">
            <chart:domain table:cell-range-address="'Snell (Experiment #1)'.B4:'Snell (Experiment #1)'.B11"/>
            <chart:regression-curve chart:style-name="ch9"/>
            <chart:data-point chart:repeated="2"/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סינוס זווית פגיעה</text:p>
                <draw:g>
                  <svg:desc>'Snell (Experiment #1)'.D3:'Snell (Experiment #1)'.D3</svg:desc>
                </draw:g>
              </table:table-cell>
            </table:table-row>
          </table:table-header-rows>
          <table:table-rows>
            <table:table-row>
              <table:table-cell office:value-type="float" office:value="0.121869343405147">
                <text:p>0.121869343405147</text:p>
                <draw:g>
                  <svg:desc>'Snell (Experiment #1)'.B4:'Snell (Experiment #1)'.B11</svg:desc>
                </draw:g>
              </table:table-cell>
              <table:table-cell office:value-type="float" office:value="0.17364817766693">
                <text:p>0.17364817766693</text:p>
                <draw:g>
                  <svg:desc>'Snell (Experiment #1)'.D4:'Snell (Experiment #1)'.D11</svg:desc>
                </draw:g>
              </table:table-cell>
            </table:table-row>
            <table:table-row>
              <table:table-cell office:value-type="float" office:value="0.233445363855905">
                <text:p>0.233445363855905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float" office:value="0.342020143325669">
                <text:p>0.3420201433256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38371146789077">
                <text:p>0.438371146789077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float" office:value="0.515038074910054">
                <text:p>0.515038074910054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float" office:value="0.587785252292473">
                <text:p>0.587785252292473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0.642787609686539">
                <text:p>0.642787609686539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float" office:value="0.681998360062499">
                <text:p>0.681998360062499</text:p>
              </table:table-cell>
              <table:table-cell office:value-type="float" office:value="0.984807753012208">
                <text:p>0.984807753012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color="#ffffff"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2pt" style:font-size-asian="10pt" style:font-size-complex="10pt"/>
    </style:style>
    <style:style style:name="ch6" style:family="chart">
      <style:chart-properties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color="#ffffff" style:font-size-asian="9pt" style:font-size-complex="9pt"/>
    </style:style>
    <style:style style:name="T2" style:family="text">
      <style:text-properties fo:color="#ffffff" style:text-position="0% 100%" style:letter-kerning="false" style:font-size-asian="9pt" style:font-size-complex="9pt"/>
    </style:style>
  </office:automatic-styles>
  <office:body>
    <office:chart>
      <chart:chart svg:width="18.835cm" svg:height="18.153cm" xlink:href=".." xlink:type="simple" chart:class="chart:scatter" chart:style-name="ch1">
        <chart:plot-area chart:style-name="ch2" svg:x="0.904cm" svg:y="1.424cm" svg:width="16.588cm" svg:height="15.593cm">
          <chart:coordinate-region svg:x="1.979cm" svg:y="1.658cm" svg:width="15.058cm" svg:height="14.58cm"/>
          <chart:axis chart:dimension="x" chart:name="primary-x" chart:style-name="ch3">
            <chart:title svg:x="8.092cm" svg:y="17.348cm" chart:style-name="ch4">
              <text:p><text:span text:style-name="T1">1/u [1/cm]</text:span></text:p>
            </chart:title>
          </chart:axis>
          <chart:axis chart:dimension="y" chart:name="primary-y" chart:style-name="ch5">
            <chart:title svg:x="0cm" svg:y="10.011cm" chart:style-name="ch6">
              <text:p><text:span text:style-name="T2">1/v [1/cm]</text:span></text:p>
            </chart:title>
            <chart:grid chart:style-name="ch7" chart:class="major"/>
          </chart:axis>
          <chart:series chart:style-name="ch8" chart:values-cell-range-address="'Gaus (Experiment #3)'.A2:'Gaus (Experiment #3)'.A7" chart:class="chart:scatter">
            <chart:domain table:cell-range-address="'Gaus (Experiment #3)'.B2:'Gaus (Experiment #3)'.B7"/>
            <chart:regression-curve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6666666666667">
                <text:p>0.0666666666666667</text:p>
                <draw:g>
                  <svg:desc>'Gaus (Experiment #3)'.B2:'Gaus (Experiment #3)'.B7</svg:desc>
                </draw:g>
              </table:table-cell>
              <table:table-cell office:value-type="float" office:value="0.0315457413249211">
                <text:p>0.0315457413249211</text:p>
                <draw:g>
                  <svg:desc>'Gaus (Experiment #3)'.A2:'Gaus (Experiment #3)'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478468899521531">
                <text:p>0.0478468899521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36942675159236">
                <text:p>0.0636942675159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699300699300699">
                <text:p>0.0699300699300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97288854">
                <text:p>0.097288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